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53f34" officeooo:paragraph-rsid="00053f34"/>
    </style:style>
    <style:style style:name="P2" style:family="paragraph" style:parent-style-name="Standard">
      <style:text-properties officeooo:rsid="00053f34" officeooo:paragraph-rsid="00053f34"/>
    </style:style>
    <style:style style:name="P3" style:family="paragraph" style:parent-style-name="Standard">
      <style:text-properties officeooo:paragraph-rsid="000a3916"/>
    </style:style>
    <style:style style:name="P4" style:family="paragraph" style:parent-style-name="Standard">
      <style:text-properties officeooo:rsid="00155b03" officeooo:paragraph-rsid="00155b03"/>
    </style:style>
    <style:style style:name="P5" style:family="paragraph" style:parent-style-name="Standard">
      <style:text-properties officeooo:rsid="00155b03" officeooo:paragraph-rsid="002076de"/>
    </style:style>
    <style:style style:name="P6" style:family="paragraph" style:parent-style-name="Standard">
      <style:text-properties officeooo:rsid="002076de" officeooo:paragraph-rsid="0021b1ae"/>
    </style:style>
    <style:style style:name="T1" style:family="text">
      <style:text-properties officeooo:rsid="000b111e"/>
    </style:style>
    <style:style style:name="T2" style:family="text">
      <style:text-properties officeooo:rsid="000e0794"/>
    </style:style>
    <style:style style:name="T3" style:family="text">
      <style:text-properties officeooo:rsid="000f43b0"/>
    </style:style>
    <style:style style:name="T4" style:family="text">
      <style:text-properties officeooo:rsid="0010d5bf"/>
    </style:style>
    <style:style style:name="T5" style:family="text">
      <style:text-properties officeooo:rsid="0011f820"/>
    </style:style>
    <style:style style:name="T6" style:family="text">
      <style:text-properties officeooo:rsid="0011fb14"/>
    </style:style>
    <style:style style:name="T7" style:family="text">
      <style:text-properties officeooo:rsid="0013aefb"/>
    </style:style>
    <style:style style:name="T8" style:family="text">
      <style:text-properties officeooo:rsid="001666ae"/>
    </style:style>
    <style:style style:name="T9" style:family="text">
      <style:text-properties officeooo:rsid="00191684"/>
    </style:style>
    <style:style style:name="T10" style:family="text">
      <style:text-properties officeooo:rsid="001af982"/>
    </style:style>
    <style:style style:name="T11" style:family="text">
      <style:text-properties officeooo:rsid="001caaa4"/>
    </style:style>
    <style:style style:name="T12" style:family="text">
      <style:text-properties officeooo:rsid="001f72f2"/>
    </style:style>
    <style:style style:name="T13" style:family="text">
      <style:text-properties officeooo:rsid="0021b1ae"/>
    </style:style>
    <style:style style:name="T14" style:family="text">
      <style:text-properties officeooo:rsid="0021c51a"/>
    </style:style>
    <style:style style:name="T15" style:family="text">
      <style:text-properties officeooo:rsid="002349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ESTRUTURA DE DADOS 2</text:p>
      <text:p text:style-name="P1"/>
      <text:p text:style-name="P1">PROFESSORA VÂNIA NEVES</text:p>
      <text:p text:style-name="P1"/>
      <text:p text:style-name="P1">GRUPO:</text:p>
      <text:p text:style-name="P1">LEONARDO OLIVEIRA</text:p>
      <text:p text:style-name="P1">RODRIGO SILVA</text:p>
      <text:p text:style-name="P1">RODRIGO OLIVEIRA</text:p>
      <text:p text:style-name="P1">RAÍH SIL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Objetivo: </text:span>Análise dos dados obtidos na execução </text:p>
      <text:p text:style-name="P1"/>
      <text:p text:style-name="P1"/>
      <text:p text:style-name="P1">Cenário 1</text:p>
      <text:p text:style-name="P1"/>
      <text:p text:style-name="P3"><text:span text:style-name="T1"><text:tab/>Nesta etapa do presente trabalho está sendo avaliado o desempenho do método de ordenação QuickSort Recursivo considerando que os elementos a serem ordenados são inteiros armazenados em um vetor de tamanho N e que os elementos a serem ordenados são registros armazenados em um vetor de tamanho N. Para cada tipo de dado, implementamos o Quicksort Recursivo que recebe como entrada, o conjunto de elementos a serem ordenados. Contabilizamos o número de comparações de chaves, o número de cópias de registros e o tempo total gasto na ordenação. Implementamos métodos para importar os conjuntos de elementos aleatórios e serem chamados uma vez para cada um dos N elementos a serem ordenados.</text:span></text:p>
      <text:p text:style-name="P3"><text:tab/>O Quicksort <text:span text:style-name="T4">será </text:span>aplicado a entradas escolhidas aleatoriamente com diferentes tamanhos. Para cada valor de N, gerar<text:span text:style-name="T2">emos</text:span> 5 conjuntos de elementos diferentes, utilizando sementes diferentes para o gerador de números aleatórios. <text:span text:style-name="T2">Na nossa interface poderá ser inserido </text:span>um número aleatório entre 1 e o <text:span text:style-name="T2">total de </text:span>linhas do arquivo de dados e importar o dado correspondente ao número da linha gerado. Os algoritmos serão a<text:span text:style-name="T3">nalisados</text:span> comparando os valores médios d<text:span text:style-name="T3">e</text:span> 5 execuções para cada valor de N testado. Para cada valor de N lido, <text:span text:style-name="T5">g</text:span>era cada um dos conjuntos de elementos, ordena, contabiliza estatísticas de desempenho <text:span text:style-name="T6">e a</text:span>rmazena estatísticas de desempenho em arquivo de saída <text:span text:style-name="T7">(relatório).</text:span></text:p>
      <text:p text:style-name="P3"/>
      <text:p text:style-name="P3"/>
      <text:p text:style-name="P4">GRAFICOS E RESULTADOS</text:p>
      <text:p text:style-name="P4"/>
      <text:p text:style-name="P4">Cenário 2</text:p>
      <text:p text:style-name="P4"/>
      <text:p text:style-name="P4"><text:tab/>Neste cenário, <text:span text:style-name="T11">foi comparado </text:span>o desempenho de diferentes variações do QuickSort para ordenar um conjunto de N inteiros armazenados em um vetor. Cada elemento do vetor <text:span text:style-name="T8">contém deputy_id</text:span>, importados aleatoriamente d<text:span text:style-name="T8">o arquivo</text:span>. As variações do Quicksort a serem implementadas e avaliadas são Quicksort Recursivo, Quicksort Mediana<text:span text:style-name="T8"> e </text:span>Quicksort Inser<text:span text:style-name="T9">ção. </text:span>Realiz<text:span text:style-name="T9">amos</text:span> experimentos com as três variações considerando vetores aleatoriamente gerados com tamanho N = 1000, 5000, 10000, 50000, 100000 e 500000. Para cada valor de N, realiz<text:span text:style-name="T9">amos testes </text:span>com 5 sementes diferentes e avali<text:span text:style-name="T9">amos</text:span> os valores médios do tempo de execução, do número de comparações de chaves e do número de cópias de registros.</text:p>
      <text:p text:style-name="P4"/>
      <text:p text:style-name="P4">Cenário 3</text:p>
      <text:p text:style-name="P4"/>
      <text:p text:style-name="P5"><text:tab/>Neste cenário, <text:span text:style-name="T11">foram comparados</text:span> a<text:span text:style-name="T11">s</text:span> melhor<text:span text:style-name="T11">es</text:span> variaç<text:span text:style-name="T11">ões</text:span> do Quicksort com o InsertionSort, o Mergesort, o Heapsort <text:span text:style-name="T10">e o Shellsort, este último escolhido pelo grupo,</text:span> <text:s/>para ordenar um conjunto de N inteiros. Cada elemento do vetor <text:span text:style-name="T12">possui um identificador chamado</text:span> <text:span text:style-name="T10">deputy_id, sendo que os dados foram </text:span>importados aleatoriamente. </text:p>
      <text:p text:style-name="P6">Dentre os algoritmos de complexidade quadrática, Shellsort é o mais eficiente deles. Ele é uma <text:span text:style-name="T14">derivação</text:span> do Insertionsort<text:span text:style-name="T13">.</text:span> O algoritmo <text:span text:style-name="T14">é diferente</text:span> do <text:span text:style-name="T14">Insertionsort</text:span> <text:span text:style-name="T14">pois ao invés de levar em consideração o vetor</text:span> a ser ordenado como <text:span text:style-name="T14">sendo</text:span> único, <text:span text:style-name="T14">são</text:span> considera<text:span text:style-name="T14">das</text:span> vári<text:span text:style-name="T14">a</text:span>s <text:span text:style-name="T14">frações</text:span> sendo aplicado o <text:span text:style-name="T15">Insertionsort</text:span> em cada um<text:span text:style-name="T15">a</text:span> del<text:span text:style-name="T15">a</text:span>s. 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2:12:16.346863593</meta:creation-date>
    <dc:date>2018-10-07T16:09:24.368067406</dc:date>
    <meta:editing-duration>PT3H25M</meta:editing-duration>
    <meta:editing-cycles>28</meta:editing-cycles>
    <meta:generator>LibreOffice/6.1.1.2$Linux_X86_64 LibreOffice_project/10$Build-2</meta:generator>
    <meta:document-statistic meta:table-count="0" meta:image-count="0" meta:object-count="0" meta:page-count="2" meta:paragraph-count="17" meta:word-count="452" meta:character-count="2916" meta:non-whitespace-character-count="2473"/>
  </office:meta>
</office:document-meta>
</file>